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e47d" officeooo:paragraph-rsid="0007e47d"/>
    </style:style>
    <style:style style:name="P2" style:family="paragraph" style:parent-style-name="Standard">
      <style:text-properties officeooo:rsid="0007e47d" officeooo:paragraph-rsid="000ca2b9"/>
    </style:style>
    <style:style style:name="P3" style:family="paragraph" style:parent-style-name="Standard">
      <style:text-properties officeooo:rsid="00094eca" officeooo:paragraph-rsid="00094eca"/>
    </style:style>
    <style:style style:name="P4" style:family="paragraph" style:parent-style-name="Standard">
      <style:text-properties officeooo:rsid="00094eca" officeooo:paragraph-rsid="000ae8ca"/>
    </style:style>
    <style:style style:name="P5" style:family="paragraph" style:parent-style-name="Standard">
      <style:text-properties officeooo:rsid="000ca2b9" officeooo:paragraph-rsid="000ca2b9"/>
    </style:style>
    <style:style style:name="P6" style:family="paragraph" style:parent-style-name="Standard">
      <style:text-properties fo:language="nl" fo:country="NL" officeooo:rsid="000ca2b9" officeooo:paragraph-rsid="000ca2b9"/>
    </style:style>
    <style:style style:name="P7" style:family="paragraph" style:parent-style-name="Standard">
      <style:text-properties fo:language="nl" fo:country="NL" officeooo:rsid="000ca2b9" officeooo:paragraph-rsid="000ca2b9"/>
    </style:style>
    <style:style style:name="P8" style:family="paragraph" style:parent-style-name="Standard">
      <style:text-properties officeooo:rsid="000ea7ab" officeooo:paragraph-rsid="000ea7ab"/>
    </style:style>
    <style:style style:name="P9" style:family="paragraph" style:parent-style-name="Standard">
      <style:text-properties officeooo:rsid="00094eca" officeooo:paragraph-rsid="000ca2b9"/>
    </style:style>
    <style:style style:name="P10" style:family="paragraph" style:parent-style-name="Standard">
      <style:text-properties officeooo:rsid="00094eca" officeooo:paragraph-rsid="000ae8ca"/>
    </style:style>
    <style:style style:name="P11" style:family="paragraph" style:parent-style-name="Standard">
      <style:text-properties officeooo:rsid="000ca2b9" officeooo:paragraph-rsid="000ca2b9"/>
    </style:style>
    <style:style style:name="P12" style:family="paragraph" style:parent-style-name="Standard">
      <style:text-properties officeooo:rsid="000ca2b9" officeooo:paragraph-rsid="0014d177"/>
    </style:style>
    <style:style style:name="P13" style:family="paragraph" style:parent-style-name="Standard">
      <style:text-properties officeooo:rsid="001011aa" officeooo:paragraph-rsid="001011aa"/>
    </style:style>
    <style:style style:name="P14" style:family="paragraph" style:parent-style-name="Standard">
      <style:text-properties officeooo:rsid="00106704" officeooo:paragraph-rsid="00106704"/>
    </style:style>
    <style:style style:name="P15" style:family="paragraph" style:parent-style-name="Standard">
      <style:text-properties officeooo:rsid="0014d177" officeooo:paragraph-rsid="0014d177"/>
    </style:style>
    <style:style style:name="T1" style:family="text">
      <style:text-properties officeooo:rsid="000ca2b9"/>
    </style:style>
    <style:style style:name="T2" style:family="text">
      <style:text-properties officeooo:rsid="000d1dd8"/>
    </style:style>
    <style:style style:name="T3" style:family="text">
      <style:text-properties officeooo:rsid="00106704"/>
    </style:style>
    <style:style style:name="T4" style:family="text">
      <style:text-properties officeooo:rsid="0011304c"/>
    </style:style>
    <style:style style:name="T5" style:family="text">
      <style:text-properties officeooo:rsid="00116103"/>
    </style:style>
    <style:style style:name="T6" style:family="text">
      <style:text-properties officeooo:rsid="0012e663"/>
    </style:style>
    <style:style style:name="T7" style:family="text">
      <style:text-properties officeooo:rsid="0014d1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killed per year</text:p>
      <text:p text:style-name="P1">'2013': 317,</text:p>
      <text:p text:style-name="P1">'2014': 12557,</text:p>
      <text:p text:style-name="P1">'2015': 13484, </text:p>
      <text:p text:style-name="P1">'2016': 15066,</text:p>
      <text:p text:style-name="P1">'2017': 15511</text:p>
      <text:p text:style-name="P1">'2018': 3533,</text:p>
      <text:p text:style-name="P1">Wat opval is het gigantische verschil tussen 2013 en de jaren daarna. Verder valt op dat de hoeveelheid mensen die omkomen een oplopende lijn is</text:p>
      <text:p text:style-name="P1"/>
      <text:p text:style-name="P2">Number <text:span text:style-name="T1">injured</text:span> per year</text:p>
      <text:p text:style-name="P5"><text:s/></text:p>
      <text:p text:style-name="P5">'2013': 979,</text:p>
      <text:p text:style-name="P5">'2014': 23002</text:p>
      <text:p text:style-name="P5">'2015': 26967, </text:p>
      <text:p text:style-name="P5">'2016': 30580, </text:p>
      <text:p text:style-name="P5">'2017': 30703</text:p>
      <text:p text:style-name="P5">‘2018': 6171,</text:p>
      <text:p text:style-name="P5">Zelfde als nij number killed per year</text:p>
      <text:p text:style-name="P1"/>
      <text:p text:style-name="P1"/>
      <text:p text:style-name="P5">guns used per year:</text:p>
      <text:p text:style-name="P15">Om dit uit te rekenenen is in de code alle missende data vervangen met 1 aangezien dit dichtst bij het gemiddelde aantal gebruikte wapen is (1.3724416299402393) en nog steeds een rond getal.</text:p>
      <text:p text:style-name="P5">'2013': <text:span text:style-name="T7">299</text:span>, </text:p>
      <text:p text:style-name="P12">'2014': <text:span text:style-name="T7">53964</text:span>, </text:p>
      <text:p text:style-name="P12">'2015': <text:span text:style-name="T7">69655</text:span>,</text:p>
      <text:p text:style-name="P12">'2016': <text:span text:style-name="T7">74106,</text:span>,</text:p>
      <text:p text:style-name="P12">'2017': <text:span text:style-name="T7">76325,</text:span></text:p>
      <text:p text:style-name="P12">'2018': <text:span text:style-name="T7">17554,</text:span>, </text:p>
      <text:p text:style-name="P6">Net zoals bij killed en injured per year loopt de hoeveelheid gebruikte vuurwapens per jaar omhoog.</text:p>
      <text:p text:style-name="P6">De hoeveelheid slachtoffers per vuurwapen lijkt af te nemen.</text:p>
      <text:p text:style-name="P1"/>
      <text:p text:style-name="P3"><text:span text:style-name="T2">N</text:span>umber killed per state:</text:p>
      <text:p text:style-name="P3">'California': 5562,</text:p>
      <text:p text:style-name="P4">'Texas': 5046, </text:p>
      <text:p text:style-name="P4">'Florida': 3909, </text:p>
      <text:p text:style-name="P4">'Illinois': 3409,</text:p>
      <text:p text:style-name="P3">'Ohio': 2508,</text:p>
      <text:p text:style-name="P4">'Georgia': 2456,</text:p>
      <text:p text:style-name="P3">'Pennsylvania': 2395,</text:p>
      <text:p text:style-name="P4">'North Carolina': 2225,</text:p>
      <text:p text:style-name="P3">'Louisiana': 2179,</text:p>
      <text:p text:style-name="P4">'Missouri': 2136,</text:p>
      <text:p text:style-name="P3">'Alabama': 1880,</text:p>
      <text:p text:style-name="P4">'Tennessee': 1824,</text:p>
      <text:p text:style-name="P4">'New York': 1705,</text:p>
      <text:p text:style-name="P4">'Maryland': 1691,</text:p>
      <text:p text:style-name="P3">'South Carolina': 1610,</text:p>
      <text:p text:style-name="P3">'Indiana': 1608,</text:p>
      <text:p text:style-name="P3">'Michigan': 1588,</text:p>
      <text:p text:style-name="P4">'Virginia': 1459,</text:p>
      <text:p text:style-name="P4"><text:soft-page-break/>'Mississippi': 1176,</text:p>
      <text:p text:style-name="P4">'New Jersey': 1168,</text:p>
      <text:p text:style-name="P4">'Arizona': 1094,</text:p>
      <text:p text:style-name="P4">'Kentucky': 1066,</text:p>
      <text:p text:style-name="P4">'Oklahoma': 941,</text:p>
      <text:p text:style-name="P4">'Wisconsin': 862, </text:p>
      <text:p text:style-name="P4">'Washington': 853,</text:p>
      <text:p text:style-name="P3">'Nevada': 799,</text:p>
      <text:p text:style-name="P4">'Colorado': 796,</text:p>
      <text:p text:style-name="P4">'Arkansas': 773,</text:p>
      <text:p text:style-name="P4">'Kansas': 542,</text:p>
      <text:p text:style-name="P4">'New Mexico': 495,</text:p>
      <text:p text:style-name="P4">'Massachusetts': 472,</text:p>
      <text:p text:style-name="P3">'Minnesota': 461,</text:p>
      <text:p text:style-name="P4">'District of Columbia': 459,</text:p>
      <text:p text:style-name="P4">'Oregon': 446</text:p>
      <text:p text:style-name="P3">'Connecticut': 341,</text:p>
      <text:p text:style-name="P4">'West Virginia': 335,</text:p>
      <text:p text:style-name="P4">'Utah': 282,</text:p>
      <text:p text:style-name="P4">'Iowa': 273, </text:p>
      <text:p text:style-name="P3">'Alaska': 267, </text:p>
      <text:p text:style-name="P4">'Nebraska': 225,</text:p>
      <text:p text:style-name="P4">'Delaware': 217,</text:p>
      <text:p text:style-name="P3">'Idaho': 166,</text:p>
      <text:p text:style-name="P4">'Montana': 154,</text:p>
      <text:p text:style-name="P4">'Maine': 112,</text:p>
      <text:p text:style-name="P4">'South Dakota': 90,</text:p>
      <text:p text:style-name="P4">'New Hampshire': 88,</text:p>
      <text:p text:style-name="P4">'Wyoming': 73,</text:p>
      <text:p text:style-name="P3">'North Dakota': 69,</text:p>
      <text:p text:style-name="P4">'Hawaii': 63,</text:p>
      <text:p text:style-name="P4">'Rhode Island': 63,</text:p>
      <text:p text:style-name="P3">'Vermont': 57,</text:p>
      <text:p text:style-name="P6">De zuiderlijke en dicht bevolkte staten hebben de meeste slachtoffers </text:p>
      <text:p text:style-name="P6"/>
      <text:p text:style-name="P9"/>
      <text:p text:style-name="P8">Hoeveelheid vuurwapen gebruikt per staat</text:p>
      <text:p text:style-name="P8">'Washington': 3796,</text:p>
      <text:p text:style-name="P8"><text:s/>'Tennessee': 5355,</text:p>
      <text:p text:style-name="P8"><text:s/>'Florida': 13207,</text:p>
      <text:p text:style-name="P8"><text:s/>'Michigan': 5215,</text:p>
      <text:p text:style-name="P8"><text:s/>'District of Columbia': 2418, </text:p>
      <text:p text:style-name="P8">'Iowa': 1899,</text:p>
      <text:p text:style-name="P8"><text:s/>'Oregon': 2657,</text:p>
      <text:p text:style-name="P8"><text:s/>'Ohio': 9065,</text:p>
      <text:p text:style-name="P8"><text:s/>'Kansas': 1489,</text:p>
      <text:p text:style-name="P8"><text:s/>'Georgia': 5887,</text:p>
      <text:p text:style-name="P8"><text:s/>'Indiana': 5552, </text:p>
      <text:p text:style-name="P8">'Connecticut': 2649,</text:p>
      <text:p text:style-name="P8"><text:s/>'New Hampshire': 901,</text:p>
      <text:p text:style-name="P8"><text:s/>'Louisiana': 5443,</text:p>
      <text:p text:style-name="P8"><text:s/>'Alaska': 1188,</text:p>
      <text:p text:style-name="P8"><text:soft-page-break/><text:s/>'Nebraska': 1284,</text:p>
      <text:p text:style-name="P8"><text:s/>'Arkansas': 2116,</text:p>
      <text:p text:style-name="P8"><text:s/>'Texas': 9785,</text:p>
      <text:p text:style-name="P8"><text:s/>'Vermont': 371,</text:p>
      <text:p text:style-name="P8"><text:s/>'Nevada': 1577,</text:p>
      <text:p text:style-name="P8"><text:s/>'Maine': 806, </text:p>
      <text:p text:style-name="P8">'Alabama': 3720,</text:p>
      <text:p text:style-name="P8"><text:s/>'South Dakota': 686,</text:p>
      <text:p text:style-name="P8"><text:s/>'Utah': 1027,</text:p>
      <text:p text:style-name="P8"><text:s/>'New York': 8125,</text:p>
      <text:p text:style-name="P8"><text:s/>'North Dakota': 465,</text:p>
      <text:p text:style-name="P8"><text:s/>'Massachusetts': 5738,</text:p>
      <text:p text:style-name="P8"><text:s/>'Oklahoma': 2978,</text:p>
      <text:p text:style-name="P8"><text:s/>'Montana': 665,</text:p>
      <text:p text:style-name="P8"><text:s/>'California': 16969,</text:p>
      <text:p text:style-name="P8"><text:s/>'South Carolina': 4713,</text:p>
      <text:p text:style-name="P8"><text:s/>'Delaware': 1221,</text:p>
      <text:p text:style-name="P8"><text:s/>'New Mexico': 1448,</text:p>
      <text:p text:style-name="P8"><text:s/>'Idaho': 763,</text:p>
      <text:p text:style-name="P8"><text:s/>'Mississippi': 2322,</text:p>
      <text:p text:style-name="P8"><text:s/>'New Jersey': 3911,</text:p>
      <text:p text:style-name="P8"><text:s/>'West Virginia': 1182,</text:p>
      <text:p text:style-name="P8"><text:s/>'Wyoming': 276,</text:p>
      <text:p text:style-name="P8"><text:s/>'Hawaii': 223,</text:p>
      <text:p text:style-name="P8"><text:s/>'Rhode Island': 700,</text:p>
      <text:p text:style-name="P8"><text:s/>'Colorado': 2986,</text:p>
      <text:p text:style-name="P8"><text:s/>'Illinois': 13524, </text:p>
      <text:p text:style-name="P8">'Minnesota': 2169,</text:p>
      <text:p text:style-name="P8"><text:s/>'Pennsylvania': 7007,</text:p>
      <text:p text:style-name="P8"><text:s/>'Virginia': 3602,</text:p>
      <text:p text:style-name="P8"><text:s/>'Kentucky': 3220,</text:p>
      <text:p text:style-name="P8"><text:s/>'Wisconsin': 3175, </text:p>
      <text:p text:style-name="P8">'North Carolina': 5734,</text:p>
      <text:p text:style-name="P8"><text:s/>'Maryland': 4542,</text:p>
      <text:p text:style-name="P8"><text:s/>'Missouri': 4894,</text:p>
      <text:p text:style-name="P8"><text:s/>'Arizona': 1807</text:p>
      <text:p text:style-name="P3"/>
      <text:p text:style-name="P8">injured per state</text:p>
      <text:p text:style-name="P8">'Washington': 3796,</text:p>
      <text:p text:style-name="P8"><text:s/>'Tennessee': 5355,</text:p>
      <text:p text:style-name="P8"><text:s/>'Florida': 13207,</text:p>
      <text:p text:style-name="P8"><text:s/>'Michigan': 5215,</text:p>
      <text:p text:style-name="P8"><text:s/>'District of Columbia': 2418,</text:p>
      <text:p text:style-name="P8"><text:s/>'Iowa': 1899,</text:p>
      <text:p text:style-name="P8"><text:s/>'Oregon': 2657,</text:p>
      <text:p text:style-name="P8"><text:s/>'Ohio': 9065,</text:p>
      <text:p text:style-name="P8"><text:s/>'Kansas': 1489,</text:p>
      <text:p text:style-name="P8"><text:s/>'Georgia': 5887,</text:p>
      <text:p text:style-name="P8"><text:s/>'Indiana': 5552,</text:p>
      <text:p text:style-name="P8"><text:s/>'Connecticut': 2649,</text:p>
      <text:p text:style-name="P8"><text:s/>'New Hampshire': 901,</text:p>
      <text:p text:style-name="P8"><text:s/>'Louisiana': 5443,</text:p>
      <text:p text:style-name="P8"><text:soft-page-break/><text:s/>'Alaska': 1188,</text:p>
      <text:p text:style-name="P8"><text:s/>'Nebraska': 1284,</text:p>
      <text:p text:style-name="P8"><text:s/>'Arkansas': 2116,</text:p>
      <text:p text:style-name="P8"><text:s/>'Texas': 9785,</text:p>
      <text:p text:style-name="P8"><text:s/>'Vermont': 371, 'Nevada': 1577, 'Maine': 806, 'Alabama': 3720, 'South Dakota': 686, 'Utah': 1027, 'New York': 8125, 'North Dakota': 465, 'Massachusetts': 5738, 'Oklahoma': 2978, 'Montana': 665, 'California': 16969, 'South Carolina': 4713, 'Delaware': 1221, 'New Mexico': 1448, 'Idaho': 763, 'Mississippi': 2322, 'New Jersey': 3911, 'West Virginia': 1182, 'Wyoming': 276, 'Hawaii': 223, 'Rhode Island': 700, 'Colorado': 2986, 'Illinois': 13524, 'Minnesota': 2169, 'Pennsylvania': 7007, 'Virginia': 3602, 'Kentucky': 3220, 'Wisconsin': 3175, 'North Carolina': 5734, 'Maryland': 4542, 'Missouri': 4894, 'Arizona': 1807</text:p>
      <text:p text:style-name="P8"/>
      <text:p text:style-name="P13">number killed/<text:span text:style-name="T3">injured</text:span> in month(all years combined):</text:p>
      <text:p text:style-name="P14">m <text:s text:c="4"/>killed <text:s text:c="5"/>injured<text:tab/><text:tab/>total <text:s text:c="6"/><text:tab/>rank_<text:span text:style-name="T4">killed <text:s/><text:tab/>rank_injured<text:tab/>rank_total</text:span></text:p>
      <text:p text:style-name="P13">'01': 6035 <text:s text:c="6"/><text:span text:style-name="T3">10946<text:tab/><text:tab/>16981<text:tab/><text:tab/></text:span>1<text:tab/><text:tab/><text:span text:style-name="T5">2<text:tab/><text:tab/>1</text:span></text:p>
      <text:p text:style-name="P13">'02': 4945 <text:s text:c="7"/><text:span text:style-name="T3">8420<text:tab/><text:tab/>15365<text:tab/><text:tab/></text:span>5<text:tab/><text:tab/><text:span text:style-name="T5">12<text:tab/><text:tab/>5</text:span></text:p>
      <text:p text:style-name="P13">‘03': 5641 <text:s text:c="6"/><text:span text:style-name="T3">10475<text:tab/><text:tab/>16116<text:tab/><text:tab/></text:span>2<text:tab/><text:tab/><text:span text:style-name="T5">4<text:tab/><text:tab/>3</text:span></text:p>
      <text:p text:style-name="P13">'04': 4383 <text:s text:c="7"/><text:span text:style-name="T3">8907<text:tab/><text:tab/>15290<text:tab/><text:tab/>12<text:tab/><text:tab/>11<text:tab/><text:tab/>6</text:span></text:p>
      <text:p text:style-name="P13">'05': 4830 <text:s text:c="7"/><text:span text:style-name="T3">10244<text:tab/><text:tab/>15077<text:tab/><text:tab/>8<text:tab/><text:tab/>5<text:tab/><text:tab/>8</text:span></text:p>
      <text:p text:style-name="P13">'06': 4886 <text:s text:c="7"/><text:span text:style-name="T3">9797<text:tab/><text:tab/>15130<text:tab/><text:tab/></text:span>7<text:tab/><text:tab/><text:span text:style-name="T5">6</text:span><text:tab/><text:tab/><text:span text:style-name="T6">7</text:span></text:p>
      <text:p text:style-name="P13">‘07': 5276 <text:s text:c="6"/><text:span text:style-name="T3">11259<text:tab/><text:tab/>16535<text:tab/><text:tab/></text:span>3<text:tab/><text:tab/><text:span text:style-name="T4">1<text:tab/><text:tab/>2</text:span></text:p>
      <text:p text:style-name="P13">'08': 5127 <text:s text:c="7"/><text:span text:style-name="T3">10809<text:tab/><text:tab/>15936<text:tab/><text:tab/></text:span>4<text:tab/><text:tab/><text:span text:style-name="T5">3<text:tab/><text:tab/>4</text:span></text:p>
      <text:p text:style-name="P13">'09': 4779 <text:s text:c="7"/><text:span text:style-name="T3">9766 <text:tab/><text:tab/>14535<text:tab/><text:tab/>11<text:tab/><text:tab/>7<text:tab/><text:tab/>10</text:span></text:p>
      <text:p text:style-name="P13">'10': 4791 <text:s text:c="7"/><text:span text:style-name="T3">9756<text:tab/><text:tab/>14547<text:tab/><text:tab/>10<text:tab/><text:tab/>8<text:tab/><text:tab/>9</text:span></text:p>
      <text:p text:style-name="P13">'11': 4848 <text:s text:c="7"/><text:span text:style-name="T3">9087<text:tab/><text:tab/>13935<text:tab/><text:tab/></text:span>7<text:tab/><text:tab/><text:span text:style-name="T5">9<text:tab/><text:tab/>11</text:span></text:p>
      <text:p text:style-name="P13">'12': 4927 <text:s text:c="7"/><text:span text:style-name="T3">8936<text:tab/><text:tab/>13863 <text:s text:c="2"/></text:span><text:s text:c="2"/><text:tab/>6<text:tab/><text:tab/><text:span text:style-name="T5">10<text:tab/><text:tab/>12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6:19.636579357</meta:creation-date>
    <dc:date>2018-06-12T12:44:35.438189298</dc:date>
    <meta:editing-duration>PT1H6M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66" meta:word-count="598" meta:character-count="4350" meta:non-whitespace-character-count="3683"/>
  </office:meta>
</office:document-meta>
</file>